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time</text:p>
          </table:table-cell>
          <table:table-cell office:value-type="string">
            <text:p>expectation</text:p>
          </table:table-cell>
          <table:table-cell office:value-type="string">
            <text:p>speedup</text:p>
          </table:table-cell>
          <table:table-cell/>
          <table:table-cell office:value-type="string">
            <text:p>p</text:p>
          </table:table-cell>
          <table:table-cell office:value-type="string">
            <text:p>time</text:p>
          </table:table-cell>
          <table:table-cell office:value-type="string">
            <text:p>expectatio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.94">
            <text:p>59.9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4.17">
            <text:p>14.1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.99">
            <text:p>31.99</text:p>
          </table:table-cell>
          <table:table-cell office:value-type="float" office:value="29.97">
            <text:p>29.97</text:p>
          </table:table-cell>
          <table:table-cell office:value-type="float" office:value="1.873711">
            <text:p>1.873711</text:p>
          </table:table-cell>
          <table:table-cell/>
          <table:table-cell office:value-type="float" office:value="3">
            <text:p>3</text:p>
          </table:table-cell>
          <table:table-cell office:value-type="float" office:value="3.56">
            <text:p>3.56</text:p>
          </table:table-cell>
          <table:table-cell office:value-type="float" office:value="7.085">
            <text:p>7.085</text:p>
          </table:table-cell>
          <table:table-cell office:value-type="float" office:value="3.980337">
            <text:p>3.9803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96">
            <text:p>9.96</text:p>
          </table:table-cell>
          <table:table-cell office:value-type="float" office:value="14.985">
            <text:p>14.985</text:p>
          </table:table-cell>
          <table:table-cell office:value-type="float" office:value="6.018072">
            <text:p>6.018072</text:p>
          </table:table-cell>
          <table:table-cell/>
          <table:table-cell office:value-type="float" office:value="5">
            <text:p>5</text:p>
          </table:table-cell>
          <table:table-cell office:value-type="float" office:value="0.92">
            <text:p>0.92</text:p>
          </table:table-cell>
          <table:table-cell office:value-type="float" office:value="3.5425">
            <text:p>3.5425</text:p>
          </table:table-cell>
          <table:table-cell office:value-type="float" office:value="15.40217">
            <text:p>15.402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09">
            <text:p>2.09</text:p>
          </table:table-cell>
          <table:table-cell office:value-type="float" office:value="7.4925">
            <text:p>7.4925</text:p>
          </table:table-cell>
          <table:table-cell office:value-type="float" office:value="28.67943">
            <text:p>28.67943</text:p>
          </table:table-cell>
          <table:table-cell/>
          <table:table-cell office:value-type="float" office:value="9">
            <text:p>9</text:p>
          </table:table-cell>
          <table:table-cell office:value-type="float" office:value="0.27">
            <text:p>0.27</text:p>
          </table:table-cell>
          <table:table-cell office:value-type="float" office:value="1.77125">
            <text:p>1.77125</text:p>
          </table:table-cell>
          <table:table-cell office:value-type="float" office:value="52.48148">
            <text:p>52.481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6">
            <text:p>0.26</text:p>
          </table:table-cell>
          <table:table-cell office:value-type="float" office:value="3.74625">
            <text:p>3.74625</text:p>
          </table:table-cell>
          <table:table-cell office:value-type="float" office:value="230.5385">
            <text:p>230.5385</text:p>
          </table:table-cell>
          <table:table-cell/>
          <table:table-cell office:value-type="float" office:value="17">
            <text:p>17</text:p>
          </table:table-cell>
          <table:table-cell office:value-type="float" office:value="0.11">
            <text:p>0.11</text:p>
          </table:table-cell>
          <table:table-cell office:value-type="float" office:value="0.885625">
            <text:p>0.885625</text:p>
          </table:table-cell>
          <table:table-cell office:value-type="float" office:value="128.8182">
            <text:p>128.818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1">
            <text:p>0.61</text:p>
          </table:table-cell>
          <table:table-cell office:value-type="float" office:value="1.873125">
            <text:p>1.873125</text:p>
          </table:table-cell>
          <table:table-cell office:value-type="float" office:value="98.2623">
            <text:p>98.2623</text:p>
          </table:table-cell>
          <table:table-cell/>
          <table:table-cell office:value-type="float" office:value="33">
            <text:p>33</text:p>
          </table:table-cell>
          <table:table-cell office:value-type="float" office:value="0.09">
            <text:p>0.09</text:p>
          </table:table-cell>
          <table:table-cell office:value-type="float" office:value="0.4428125">
            <text:p>0.4428125</text:p>
          </table:table-cell>
          <table:table-cell office:value-type="float" office:value="157.4444">
            <text:p>157.444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67">
            <text:p>0.67</text:p>
          </table:table-cell>
          <table:table-cell office:value-type="float" office:value="0.9365625">
            <text:p>0.9365625</text:p>
          </table:table-cell>
          <table:table-cell office:value-type="float" office:value="89.46269">
            <text:p>89.46269</text:p>
          </table:table-cell>
          <table:table-cell/>
          <table:table-cell office:value-type="float" office:value="65">
            <text:p>65</text:p>
          </table:table-cell>
          <table:table-cell office:value-type="float" office:value="0.13">
            <text:p>0.13</text:p>
          </table:table-cell>
          <table:table-cell office:value-type="float" office:value="0.22140625">
            <text:p>0.2214062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float" office:value="1048576">
            <text:p>1048576</text:p>
          </table:table-cell>
          <table:table-cell table:number-columns-repeated="3"/>
          <table:table-cell office:value-type="string">
            <text:p>n</text:p>
          </table:table-cell>
          <table:table-cell office:value-type="float" office:value="65536">
            <text:p>655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^20</text:p>
          </table:table-cell>
          <table:table-cell table:number-columns-repeated="4"/>
          <table:table-cell office:value-type="string">
            <text:p>2^1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table:end-cell-address="Sheet1.H33" table:end-x="0.187in" table:end-y="0.178in" draw:z-index="0" draw:style-name="gr1" draw:text-style-name="P1" svg:width="6.3in" svg:height="3.5354in" svg:x="0.1098in" svg:y="0.0209in">
              <draw:object draw:notify-on-update-of-ranges="Sheet1.A2:Sheet1.A8 Sheet1.B1:Sheet1.B1 Sheet1.B2:Sheet1.B8 Sheet1.C1:Sheet1.C1 Sheet1.C2:Sheet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O34" table:end-x="0.2087in" table:end-y="0.011in" draw:z-index="1" draw:style-name="gr1" draw:text-style-name="P1" svg:width="6.3in" svg:height="3.5457in" svg:x="0.1319in" svg:y="0.0213in">
              <draw:object draw:notify-on-update-of-ranges="Sheet1.F2:Sheet1.F8 Sheet1.G1:Sheet1.G1 Sheet1.G2:Sheet1.G8 Sheet1.H1:Sheet1.H1 Sheet1.H2:Sheet1.H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5/02/2014</text:date>, <text:time>14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07:07:30.03</meta:creation-date>
    <meta:editing-duration>PT7H7M5S</meta:editing-duration>
    <meta:editing-cycles>2</meta:editing-cycles>
    <meta:generator>OpenOffice.org/3.4.1$Win32 OpenOffice.org_project/341m1$Build-9593</meta:generator>
    <dc:date>2014-05-02T14:29:42.03</dc:date>
    <meta:document-statistic meta:table-count="3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line" chart:style-name="ch1">
        <chart:title svg:x="6.701cm" svg:y="0.315cm" chart:style-name="ch2">
          <text:p>n = 1048576</text:p>
        </chart:title>
        <chart:legend chart:legend-position="end" svg:x="12.886cm" svg:y="3.916cm" style:legend-expansion="high" chart:style-name="ch3"/>
        <chart:plot-area chart:style-name="ch4" table:cell-range-address="Sheet1.A1:Sheet1.C8" chart:data-source-has-labels="both" svg:x="0.77cm" svg:y="1.631cm" svg:width="11.476cm" svg:height="6.163cm">
          <chartooo:coordinate-region svg:x="1.391cm" svg:y="1.843cm" svg:width="10.668cm" svg:height="5.278cm"/>
          <chart:axis chart:dimension="x" chart:name="primary-x" chart:style-name="ch5" chartooo:axis-type="auto">
            <chartooo:date-scale/>
            <chart:title svg:x="6.358cm" svg:y="7.974cm" chart:style-name="ch6">
              <text:p>p</text:p>
            </chart:title>
            <chart:categories table:cell-range-address="Sheet1.A2:Sheet1.A8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2:Sheet1.B8" chart:label-cell-address="Sheet1.B1:Sheet1.B1" chart:class="chart:line">
            <chart:data-point chart:repeated="7"/>
          </chart:series>
          <chart:series chart:style-name="ch9" chart:values-cell-range-address="Sheet1.C2:Sheet1.C8" chart:label-cell-address="Sheet1.C1:Sheet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  <table:table-cell office:value-type="string">
                <text:p>expect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8</svg:desc>
                </draw:g>
              </table:table-cell>
              <table:table-cell office:value-type="float" office:value="59.94">
                <text:p>59.94</text:p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.99">
                <text:p>31.99</text:p>
              </table:table-cell>
              <table:table-cell office:value-type="float" office:value="29.97">
                <text:p>29.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.96">
                <text:p>9.96</text:p>
              </table:table-cell>
              <table:table-cell office:value-type="float" office:value="14.985">
                <text:p>14.9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09">
                <text:p>2.09</text:p>
              </table:table-cell>
              <table:table-cell office:value-type="float" office:value="7.4925">
                <text:p>7.49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6">
                <text:p>0.26</text:p>
              </table:table-cell>
              <table:table-cell office:value-type="float" office:value="3.74625">
                <text:p>3.7462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61">
                <text:p>0.61</text:p>
              </table:table-cell>
              <table:table-cell office:value-type="float" office:value="1.873125">
                <text:p>1.8731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67">
                <text:p>0.67</text:p>
              </table:table-cell>
              <table:table-cell office:value-type="float" office:value="0.9365625">
                <text:p>0.936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939cm" svg:y="0.316cm" chart:style-name="ch2">
          <text:p>n = 65536</text:p>
        </chart:title>
        <chart:legend chart:legend-position="end" svg:x="12.886cm" svg:y="3.929cm" style:legend-expansion="high" chart:style-name="ch3"/>
        <chart:plot-area chart:style-name="ch4" table:cell-range-address="Sheet1.F1:Sheet1.H8" chart:data-source-has-labels="both" svg:x="0.77cm" svg:y="1.635cm" svg:width="11.476cm" svg:height="6.184cm">
          <chartooo:coordinate-region svg:x="1.391cm" svg:y="1.847cm" svg:width="10.668cm" svg:height="5.299cm"/>
          <chart:axis chart:dimension="x" chart:name="primary-x" chart:style-name="ch5" chartooo:axis-type="auto">
            <chartooo:date-scale/>
            <chart:title svg:x="6.358cm" svg:y="8cm" chart:style-name="ch6">
              <text:p>p</text:p>
            </chart:title>
            <chart:categories table:cell-range-address="Sheet1.F2:Sheet1.F8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G2:Sheet1.G8" chart:label-cell-address="Sheet1.G1:Sheet1.G1" chart:class="chart:line">
            <chart:data-point chart:repeated="7"/>
          </chart:series>
          <chart:series chart:style-name="ch9" chart:values-cell-range-address="Sheet1.H2:Sheet1.H8" chart:label-cell-address="Sheet1.H1:Sheet1.H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G1:Sheet1.G1</svg:desc>
                </draw:g>
              </table:table-cell>
              <table:table-cell office:value-type="string">
                <text:p>expectation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F2:Sheet1.F8</svg:desc>
                </draw:g>
              </table:table-cell>
              <table:table-cell office:value-type="float" office:value="14.17">
                <text:p>14.17</text:p>
                <draw:g>
                  <svg:desc>Sheet1.G2:Sheet1.G8</svg:desc>
                </draw:g>
              </table:table-cell>
              <table:table-cell office:value-type="float" office:value="NaN">
                <text:p>NaN</text:p>
                <draw:g>
                  <svg:desc>Sheet1.H2:Sheet1.H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56">
                <text:p>3.56</text:p>
              </table:table-cell>
              <table:table-cell office:value-type="float" office:value="7.085">
                <text:p>7.0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2">
                <text:p>0.92</text:p>
              </table:table-cell>
              <table:table-cell office:value-type="float" office:value="3.5425">
                <text:p>3.54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1.77125">
                <text:p>1.771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1">
                <text:p>0.11</text:p>
              </table:table-cell>
              <table:table-cell office:value-type="float" office:value="0.885625">
                <text:p>0.88562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9">
                <text:p>0.09</text:p>
              </table:table-cell>
              <table:table-cell office:value-type="float" office:value="0.4428125">
                <text:p>0.442812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13">
                <text:p>0.13</text:p>
              </table:table-cell>
              <table:table-cell office:value-type="float" office:value="0.22140625">
                <text:p>0.22140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